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b1f56" officeooo:paragraph-rsid="001b1f56"/>
    </style:style>
    <style:style style:name="P2" style:family="paragraph" style:parent-style-name="Standard" style:list-style-name="L1">
      <style:text-properties fo:language="fr" fo:country="FR" officeooo:rsid="001b1f56" officeooo:paragraph-rsid="001b1f56"/>
    </style:style>
    <style:style style:name="P3" style:family="paragraph" style:parent-style-name="Standard" style:list-style-name="L2">
      <style:text-properties fo:language="fr" fo:country="FR" officeooo:rsid="001b1f56" officeooo:paragraph-rsid="001b1f56"/>
    </style:style>
    <style:style style:name="P4" style:family="paragraph" style:parent-style-name="Standard" style:list-style-name="L3">
      <style:text-properties fo:language="fr" fo:country="FR" officeooo:rsid="001b1f56" officeooo:paragraph-rsid="001b1f56"/>
    </style:style>
    <style:style style:name="P5" style:family="paragraph" style:parent-style-name="Standard" style:list-style-name="L4">
      <style:text-properties fo:language="fr" fo:country="FR" officeooo:rsid="001b1f56" officeooo:paragraph-rsid="001b1f56"/>
    </style:style>
    <style:style style:name="P6" style:family="paragraph" style:parent-style-name="Header">
      <style:text-properties fo:language="fr" fo:country="FR"/>
    </style:style>
    <style:style style:name="T1" style:family="text">
      <style:text-properties officeooo:rsid="001b1f56"/>
    </style:style>
    <style:style style:name="T2" style:family="text">
      <style:text-properties style:text-position="super 58%" officeooo:rsid="001b1f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4 : Self-driving cars</text:p>
      <text:p text:style-name="P1"/>
      <text:p text:style-name="P1"/>
      <text:p text:style-name="P1">Type :</text:p>
      <text:list xml:id="list1563334762813607549" text:style-name="L1">
        <text:list-item>
          <text:p text:style-name="P2">Monologue</text:p>
        </text:list-item>
      </text:list>
      <text:p text:style-name="P1">Nature :</text:p>
      <text:list xml:id="list4422268635590665645" text:style-name="L2">
        <text:list-item>
          <text:p text:style-name="P3">Documentaire</text:p>
        </text:list-item>
      </text:list>
      <text:p text:style-name="P1">Locuteurs :</text:p>
      <text:list xml:id="list8395782324668768074" text:style-name="L3">
        <text:list-item>
          <text:p text:style-name="P4">Une femme</text:p>
        </text:list-item>
      </text:list>
      <text:p text:style-name="P1">Sujet :</text:p>
      <text:list xml:id="list581232949906787487" text:style-name="L4">
        <text:list-item>
          <text:p text:style-name="P5">Explication du fonctionnement d’une voiture autonome, incluant ses capteurs et ses fonctionnalités.</text:p>
          <text:p text:style-name="P5">D’après la narratrice, une voiture autonome détient deux caméras frontales pour identifier les obstacles. Aussi, elle détient des caméras sur les côtés et sur l’arrière.</text:p>
          <text:p text:style-name="P5">L’ordinateur de la voiture peut reconnaître les feux tricolores.</text:p>
          <text:p text:style-name="P5">La voiture peut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T1" style:family="text">
      <style:text-properties officeooo:rsid="001b1f56"/>
    </style:style>
    <style:style style:name="MT2" style:family="text">
      <style:text-properties style:text-position="super 58%" officeooo:rsid="001b1f5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Monday, September 24</text:span><text:span text:style-name="MT2">th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5:38:41.235000000</meta:creation-date>
    <dc:date>2018-09-24T15:50:57.400000000</dc:date>
    <meta:editing-duration>PT12M16S</meta:editing-duration>
    <meta:editing-cycles>1</meta:editing-cycles>
    <meta:document-statistic meta:table-count="0" meta:image-count="0" meta:object-count="0" meta:page-count="1" meta:paragraph-count="13" meta:word-count="76" meta:character-count="466" meta:non-whitespace-character-count="407"/>
    <meta:generator>LibreOffice/5.1.6.2$Windows_x86 LibreOffice_project/07ac168c60a517dba0f0d7bc7540f5afa45f0909</meta:generator>
  </office:meta>
</office:document-meta>
</file>